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C000002CC844B12C663FE2C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333" officeooo:paragraph-rsid="001c3333"/>
    </style:style>
    <style:style style:name="T1" style:family="text">
      <style:text-properties officeooo:rsid="001c48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Bild1" text:anchor-type="paragraph" svg:width="17cm" svg:height="9.539cm" draw:z-index="0"><draw:image xlink:href="Pictures/10000201000004FC000002CC844B12C663FE2C24.png" xlink:type="simple" xlink:show="embed" xlink:actuate="onLoad" loext:mime-type="image/png"/></draw:frame></text:p>
      <text:p text:style-name="P1">Counterplay</text:p>
      <text:p text:style-name="P1"><text:tab/><text:span text:style-name="T1">player satisfa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0:05:14.230000000</meta:creation-date>
    <dc:date>2020-11-24T11:17:51.162000000</dc:date>
    <meta:editing-duration>PT52M16S</meta:editing-duration>
    <meta:editing-cycles>1</meta:editing-cycles>
    <meta:document-statistic meta:table-count="0" meta:image-count="1" meta:object-count="0" meta:page-count="1" meta:paragraph-count="2" meta:word-count="3" meta:character-count="31" meta:non-whitespace-character-count="29"/>
    <meta:generator>Neat_Office/6.2.8.2$Windows_x86 LibreOffice_project/</meta:generator>
  </office:meta>
</office:document-meta>
</file>